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 style:list-style-name="L1">
      <style:text-properties style:font-name="Calibri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stres : Lézard de glace de l'eau du lac, Aigles a quatre ailes, Loup des neiges, Yéti (boss)</text:p>
      <text:p text:style-name="P1"/>
      <text:p text:style-name="P1">Phrase d'introduction</text:p>
      <text:p text:style-name="P1"><text:tab/>"Je dois traverser ce lac. J'espère que ce qu'il en reste est assez solide pour me supporter."</text:p>
      <text:p text:style-name="P1"/>
      <text:p text:style-name="P1">PNJ 1 (jeune fille à l'agonie)</text:p>
      <text:list xml:id="list41408699" text:style-name="L1">
        <text:list-item>
          <text:p text:style-name="P3">Je vous en prie! Aidez moi!</text:p>
        </text:list-item>
        <text:list-item>
          <text:p text:style-name="P3">Désolé jeune fille, ces blessures sont trop profondes. Je ferai tout ce qui est en mon pouvoir pour honorer tes dernières volontés.</text:p>
        </text:list-item>
        <text:list-item>
          <text:p text:style-name="P3">Mon frère Kinos... Il n'a pas pu traverser.</text:p>
        </text:list-item>
        <text:list-item>
          <text:p text:style-name="P3">Je le retrouverai, je t'en fais la promesse. Comment êtes-vous arrivés ici? D'où venez vous?</text:p>
        </text:list-item>
        <text:list-item>
          <text:p text:style-name="P3">On nous a chassé. Mais nous n'avions pas le choix... nous allions mourrir de faim! Ce n'était qu'un morceau de viande...</text:p>
        </text:list-item>
        <text:list-item>
          <text:p text:style-name="P3">Chassés d'où? Tiens, de quoi manger avant de...</text:p>
        </text:list-item>
        <text:list-item>
          <text:p text:style-name="P3">...</text:p>
        </text:list-item>
        <text:list-item>
          <text:p text:style-name="P3">Pauvre fille, peut-être son frère m'en dira-t-il plus.</text:p>
        </text:list-item>
      </text:list>
      <text:p text:style-name="P1"/>
      <text:p text:style-name="P1"/>
      <text:p text:style-name="P1">PNJ2 (le cadavre du petit frère de la fille)</text:p>
      <text:p text:style-name="P1"><text:tab/>"Finalement je doute qu'il parle plus que sa soeur. Cette famille a eu une bien triste histoire."</text:p>
      <text:p text:style-name="P1"/>
      <text:p text:style-name="P1">Checkpoint avant boss</text:p>
      <text:p text:style-name="P1">"Qu'est-ce qui pourrait rendre cette journée plus terrible qu'elle ne l'est déjà?"</text:p>
      <text:p text:style-name="P1"/>
      <text:p text:style-name="P1">Le yéti entre dans l'écran</text:p>
      <text:p text:style-name="P1">"..."</text:p>
      <text:p text:style-name="P1"/>
      <text:p text:style-name="P1">Fin du combat</text:p>
      <text:p text:style-name="P1">"Le froid se fait de plus en plus menaçant. La peau de cette créature me réchauffera."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51M11S</meta:editing-duration>
    <meta:editing-cycles>8</meta:editing-cycles>
    <meta:generator>OpenOffice.org/3.3$Win32 OpenOffice.org_project/330m20$Build-9567</meta:generator>
    <dc:date>2013-11-12T21:30:00.40</dc:date>
    <meta:document-statistic meta:table-count="0" meta:image-count="0" meta:object-count="0" meta:page-count="1" meta:paragraph-count="20" meta:word-count="206" meta:character-count="1141"/>
    <meta:user-defined meta:name="Info 1"/>
    <meta:user-defined meta:name="Info 2"/>
    <meta:user-defined meta:name="Info 3"/>
    <meta:user-defined meta:name="Info 4"/>
  </office:meta>
</office:document-meta>
</file>